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72cm" svg:height="0.8cm" draw:transform="skewX (0.0010471975511966) rotate (-1.55142317209776) translate (4.69447922201399cm 3.07571377212071cm)" svg:viewBox="0 0 4473 801" svg:d="M391 733c240-3 988-75 2127-56s1445 127 1820 124c129 1 258-651-86-704-346-51-967-40-1881-58-914-17-1980-66-2261-19-283 44 42 721 281 713z">
          <text:p/>
        </draw:path>
        <draw:path draw:style-name="gr1" draw:text-style-name="P1" draw:layer="layout" svg:width="4.515cm" svg:height="0.781cm" draw:transform="skewX (-0.000174532925199435) rotate (-1.55299396842455) translate (1.845667896637cm 3.39303183880647cm)" svg:viewBox="0 0 4516 782" svg:d="M138 708c340 30 1097 62 1818 72 718 9 2152-25 2526-31 128 3-139-711-253-711-367 1-1042 105-1879 113-837 12-1939-99-2296-151-121-16-16 698 84 708z">
          <text:p/>
        </draw:path>
        <draw:path draw:style-name="gr1" draw:text-style-name="P1" draw:layer="layout" svg:width="1.537cm" svg:height="3.314cm" draw:transform="skewX (0.000698131700797731) rotate (-1.55229583672376) translate (4.538104274055cm 5.45244987021893cm)" svg:viewBox="0 0 1538 3315" svg:d="M1537 3125c-87-186-362-747-532-1440-171-693-177-1005-191-1301-12-295-811-518-814-291-3 228 140 1000 327 1697s316 1048 473 1464c61 163 765-45 737-129z">
          <text:p/>
        </draw:path>
        <draw:path draw:style-name="gr1" draw:text-style-name="P1" draw:layer="layout" svg:width="0.902cm" svg:height="0.661cm" draw:transform="rotate (-2.15687788961459) translate (1.97379114539901cm 3.42996144179584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4.80030699928401cm 3.2053561881003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6) rotate (-2.15652882376419) translate (2.00770697154201cm 7.59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608) rotate (-2.1556561591382) translate (4.81162398526099cm 7.23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2.00065777377cm 6.38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4.784624478732cm 5.6116281084624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4.469cm" svg:height="0.926cm" draw:transform="skewX (0.00104719755119659) rotate (-1.55142317209776) translate (8.839702415348cm 3.08211840425485cm)" svg:viewBox="0 0 4470 927" svg:d="M391 927c240-4 1006-242 2123-278 1118-35 1445 127 1821 123 129 2 258-651-87-704-346-50-972-87-1881-57-909 27-1976 156-2257 202-283 45 42 721 281 714z">
          <text:p/>
        </draw:path>
        <draw:path draw:style-name="gr1" draw:text-style-name="P1" draw:layer="layout" svg:width="4.515cm" svg:height="0.751cm" draw:transform="skewX (-0.000174532925199433) rotate (-1.55299396842455) translate (5.84530724584801cm 3.39292605368242cm)" svg:viewBox="0 0 4516 752" svg:d="M138 708c341 30 1088 21 1809 32 718 9 2161 15 2535 9 128 2-139-711-253-711-367 1-1051 65-1888 73-837 12-1930-59-2287-111-121-16-15 698 84 708z">
          <text:p/>
        </draw:path>
        <draw:path draw:style-name="gr1" draw:text-style-name="P1" draw:layer="layout" svg:width="1.545cm" svg:height="3.463cm" draw:transform="skewX (0.000698131700797736) rotate (-1.55229583672376) translate (8.686186166661cm 5.44230198846713cm)" svg:viewBox="0 0 1546 3464" svg:d="M1545 3273c-87-185-334-757-505-1450-170-694-212-1142-226-1439-12-295-811-518-814-291-3 228 175 1138 362 1835 188 698 289 1059 445 1475 61 163 765-45 738-130z">
          <text:p/>
        </draw:path>
        <draw:path draw:style-name="gr1" draw:text-style-name="P1" draw:layer="layout" svg:width="0.902cm" svg:height="0.661cm" draw:transform="rotate (-2.15687788961459) translate (5.97379114539901cm 3.42996144179584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8.75130699928399cm 3.21935618810036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7) rotate (-2.15652882376419) translate (6.00770697154201cm 7.59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8.98562398526101cm 7.237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6.00065777377cm 6.38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8.912624478732cm 5.603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7:34.38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8"/>
  </office:meta>
</office:document-meta>
</file>